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af11" officeooo:paragraph-rsid="0013af11"/>
    </style:style>
    <style:style style:name="P2" style:family="paragraph" style:parent-style-name="Standard">
      <style:text-properties officeooo:rsid="001505e4" officeooo:paragraph-rsid="001505e4"/>
    </style:style>
    <style:style style:name="P3" style:family="paragraph" style:parent-style-name="Standard">
      <style:text-properties officeooo:rsid="0015d562" officeooo:paragraph-rsid="0015d562"/>
    </style:style>
    <style:style style:name="P4" style:family="paragraph" style:parent-style-name="Standard">
      <style:text-properties officeooo:rsid="0016603d" officeooo:paragraph-rsid="0016603d"/>
    </style:style>
    <style:style style:name="P5" style:family="paragraph" style:parent-style-name="Standard">
      <style:text-properties officeooo:rsid="00178a05" officeooo:paragraph-rsid="00178a05"/>
    </style:style>
    <style:style style:name="P6" style:family="paragraph" style:parent-style-name="Standard">
      <style:text-properties officeooo:rsid="0018506f" officeooo:paragraph-rsid="001850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etting up R and Rstudio</text:p>
      <text:p text:style-name="P1"><text:a xlink:type="simple" xlink:href="https://medium.com/@GalarnykMichael/install-r-and-rstudio-on-ubuntu-12-04-14-04-16-04-b6b3107f7779" text:style-name="Internet_20_link" text:visited-style-name="Visited_20_Internet_20_Link">https://medium.com/@GalarnykMichael/install-r-and-rstudio-on-ubuntu-12-04-14-04-16-04-b6b3107f7779</text:a></text:p>
      <text:p text:style-name="P1"/>
      <text:p text:style-name="P1">Setting up version control using git</text:p>
      <text:p text:style-name="P1"/>
      <text:p text:style-name="P1"><text:a xlink:type="simple" xlink:href="https://git-scm.com/download/linux" text:style-name="Internet_20_link" text:visited-style-name="Visited_20_Internet_20_Link">https://git-scm.com/download/linux</text:a></text:p>
      <text:p text:style-name="P1"/>
      <text:p text:style-name="P1"/>
      <text:p text:style-name="P2">Configure username and email</text:p>
      <text:p text:style-name="P2"/>
      <text:p text:style-name="P2">git config --global user.name "ssd"</text:p>
      <text:p text:style-name="P2">git config --global user.email "<text:a xlink:type="simple" xlink:href="mailto:deshmukh.sudarshan@gmail.com" text:style-name="Internet_20_link" text:visited-style-name="Visited_20_Internet_20_Link">deshmukh.sudarshan@gmail.com</text:a>"</text:p>
      <text:p text:style-name="P2"/>
      <text:p text:style-name="P2">TO confirm your changes</text:p>
      <text:p text:style-name="P2">git config –list</text:p>
      <text:p text:style-name="P2"/>
      <text:p text:style-name="P2"/>
      <text:p text:style-name="P2"/>
      <text:p text:style-name="P3">Create the Github Account(Exists)</text:p>
      <text:p text:style-name="P3"/>
      <text:p text:style-name="P3">Now to create copy og github repo on local machine so that you can make changes to it</text:p>
      <text:p text:style-name="P3"/>
      <text:p text:style-name="P3">Open Git bash</text:p>
      <text:p text:style-name="P3">Create directory where you want to store your directory.</text:p>
      <text:p text:style-name="P4">Mkdir newdir</text:p>
      <text:p text:style-name="P4">move into the directory</text:p>
      <text:p text:style-name="P4">ch newdir</text:p>
      <text:p text:style-name="P4"/>
      <text:p text:style-name="P4">initialize local Git repository in this directory</text:p>
      <text:p text:style-name="P4">git init</text:p>
      <text:p text:style-name="P4"/>
      <text:p text:style-name="P4">Point your local repository to remote repository <text:s/>you created on Github server</text:p>
      <text:p text:style-name="P4">git remote add origin <text:a xlink:type="simple" xlink:href="https://github.com/deshmukhsudarshan/HuffmanCode-for-two-node-network.git" text:style-name="Internet_20_link" text:visited-style-name="Visited_20_Internet_20_Link">https://github.com/deshmukhsudarshan/HuffmanCode-for-two-node-network.git</text:a></text:p>
      <text:p text:style-name="P4"/>
      <text:p text:style-name="P4"/>
      <text:p text:style-name="P4">Another method to create repo is to copy someones work. The process is called as forking</text:p>
      <text:p text:style-name="P4"/>
      <text:p text:style-name="P4">1. Begin by moving to the required repository on github. Click on fork button. So now you have required repo on your Github account</text:p>
      <text:p text:style-name="P4">2. If you want to create local copy then write</text:p>
      <text:p text:style-name="P4"><text:tab/>git clone “URL of Github repo”</text:p>
      <text:p text:style-name="P4"/>
      <text:p text:style-name="P5">TO add new file to repo under version control</text:p>
      <text:p text:style-name="P5">TO add new files</text:p>
      <text:p text:style-name="P5">git add .</text:p>
      <text:p text:style-name="P5"/>
      <text:p text:style-name="P5">update tracking for files that changed their names or deleted</text:p>
      <text:p text:style-name="P5">git add -u</text:p>
      <text:p text:style-name="P5"/>
      <text:p text:style-name="P5"><text:soft-page-break/>Does both above</text:p>
      <text:p text:style-name="P5">git add -A</text:p>
      <text:p text:style-name="P5"/>
      <text:p text:style-name="P5"/>
      <text:p text:style-name="P5"/>
      <text:p text:style-name="P5"/>
      <text:p text:style-name="P5">Committing</text:p>
      <text:p text:style-name="P5"/>
      <text:p text:style-name="P5">changes you want to commit as intermediate version ON LOCAL REPOSITORY<text:tab/><text:tab/></text:p>
      <text:p text:style-name="P5">git commit -m “Message” </text:p>
      <text:p text:style-name="P5">Heare “Message ” is important description that tells what you did</text:p>
      <text:p text:style-name="P5"/>
      <text:p text:style-name="P5"/>
      <text:p text:style-name="P5">If you want to commit the chages on Github</text:p>
      <text:p text:style-name="P5"/>
      <text:p text:style-name="P5">git push</text:p>
      <text:p text:style-name="P5"/>
      <text:p text:style-name="P5"/>
      <text:p text:style-name="P5"/>
      <text:p text:style-name="P6">Sometimes you are working on a project which others all accessing.So to keep the version same and at the same time allow others to work on the repo symaltaniously,</text:p>
      <text:p text:style-name="P6">create branch with command</text:p>
      <text:p text:style-name="P6">git checkout -b “branchname” <text:s text:c="2"/>// most of the time ,branchname is “Master”</text:p>
      <text:p text:style-name="P6"/>
      <text:p text:style-name="P6">to check what branch you <text:s/>are on </text:p>
      <text:p text:style-name="P6">git brach</text:p>
      <text:p text:style-name="P6"/>
      <text:p text:style-name="P6">to switch back to master branch </text:p>
      <text:p text:style-name="P6">git checkout master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1:43:27.259631696</meta:creation-date>
    <dc:date>2018-01-17T13:12:26.033025770</dc:date>
    <meta:editing-duration>PT6M47S</meta:editing-duration>
    <meta:editing-cycles>1</meta:editing-cycles>
    <meta:document-statistic meta:table-count="0" meta:image-count="0" meta:object-count="0" meta:page-count="2" meta:paragraph-count="44" meta:word-count="296" meta:character-count="1855" meta:non-whitespace-character-count="1595"/>
    <meta:generator>LibreOffice/5.1.6.2$Linux_X86_64 LibreOffice_project/10m0$Build-2</meta:generator>
  </office:meta>
</office:document-meta>
</file>